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21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Student Name (ID)</text:p>
          </table:table-cell>
          <table:table-cell office:value-type="string" calcext:value-type="string">
            <text:p>Fr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inger (2054490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office:value-type="string" calcext:value-type="string">
            <text:p>Average:</text:p>
          </table:table-cell>
          <table:table-cell table:formula="of:=AVERAGE([.B2:.B25])" office:value-type="float" office:value="0.797453703703704" calcext:value-type="float">
            <text:p>0.7974537037</text:p>
          </table:table-cell>
        </table:table-row>
        <table:table-row table:style-name="ro1">
          <table:table-cell office:value-type="string" calcext:value-type="string">
            <text:p>Condon (20514528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office:value-type="string" calcext:value-type="string">
            <text:p>Std Dev:</text:p>
          </table:table-cell>
          <table:table-cell table:formula="of:=STDEV([.B2:.B25])" office:value-type="float" office:value="0.121351522749887" calcext:value-type="float">
            <text:p>0.1213515227</text:p>
          </table:table-cell>
        </table:table-row>
        <table:table-row table:style-name="ro1">
          <table:table-cell office:value-type="string" calcext:value-type="string">
            <text:p>Palacio (20495983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aker (2049598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rez (20485992)</text:p>
          </table:table-cell>
          <table:table-cell table:formula="of:=6.25/9" office:value-type="float" office:value="0.694444444444444" calcext:value-type="float">
            <text:p>0.69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illo (20497026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hington (20504641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lles (20590968)</text:p>
          </table:table-cell>
          <table:table-cell table:formula="of:=7.5/9" office:value-type="float" office:value="0.833333333333333" calcext:value-type="float">
            <text:p>0.83333333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rooney (2053910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tz (20470351)</text:p>
          </table:table-cell>
          <table:table-cell table:formula="of:=(2.5+3.25)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bela (20487067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on (20545073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oe (20580881)</text:p>
          </table:table-cell>
          <table:table-cell table:formula="of:=6/9" office:value-type="float" office:value="0.666666666666667" calcext:value-type="float">
            <text:p>0.66666666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astanos (20480929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ajanian (20483558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amos (20441197)</text:p>
          </table:table-cell>
          <table:table-cell table:formula="of:=4.75/9" office:value-type="float" office:value="0.527777777777778" calcext:value-type="float">
            <text:p>0.52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ttaua (20501122)</text:p>
          </table:table-cell>
          <table:table-cell table:formula="of:=7/9" office:value-type="float" office:value="0.777777777777778" calcext:value-type="float">
            <text:p>0.77777777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an Butselaar (20604706)</text:p>
          </table:table-cell>
          <table:table-cell table:formula="of:=9/9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donez (20482967)</text:p>
          </table:table-cell>
          <table:table-cell table:formula="of:=6.5/9" office:value-type="float" office:value="0.722222222222222" calcext:value-type="float">
            <text:p>0.72222222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rnandez (20541553)</text:p>
          </table:table-cell>
          <table:table-cell table:formula="of:=6.75/9" office:value-type="float" office:value="0.75" calcext:value-type="float">
            <text:p>0.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ng (20486104)</text:p>
          </table:table-cell>
          <table:table-cell table:formula="of:=5.75/9" office:value-type="float" office:value="0.638888888888889" calcext:value-type="float">
            <text:p>0.6388888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ore (20545106)</text:p>
          </table:table-cell>
          <table:table-cell table:formula="of:=7.75/9" office:value-type="float" office:value="0.861111111111111" calcext:value-type="float">
            <text:p>0.86111111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rich (20519831)</text:p>
          </table:table-cell>
          <table:table-cell table:formula="of:=8.5/9" office:value-type="float" office:value="0.944444444444444" calcext:value-type="float">
            <text:p>0.94444444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i (20570758)</text:p>
          </table:table-cell>
          <table:table-cell table:formula="of:=8/9" office:value-type="float" office:value="0.888888888888889" calcext:value-type="float">
            <text:p>0.888888888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2:09:49.19361373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6T16:14:05.535037993</meta:creation-date>
    <dc:date>2017-10-24T12:11:34.346587728</dc:date>
    <meta:editing-duration>PT8H51M46S</meta:editing-duration>
    <meta:editing-cycles>88</meta:editing-cycles>
    <meta:generator>LibreOffice/5.1.6.2$Linux_X86_64 LibreOffice_project/10m0$Build-2</meta:generator>
    <meta:document-statistic meta:table-count="1" meta:cell-count="54" meta:object-count="0"/>
  </office:meta>
</office:document-meta>
</file>